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6.983cm" fo:margin-left="0cm" table:align="left"/>
    </style:style>
    <style:style style:name="Tabelle3.A" style:family="table-column">
      <style:table-column-properties style:column-width="8.491cm"/>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6.983cm" fo:margin-left="0cm" table:align="left"/>
    </style:style>
    <style:style style:name="Tabelle4.A" style:family="table-column">
      <style:table-column-properties style:column-width="5.493cm"/>
    </style:style>
    <style:style style:name="Tabelle4.B" style:family="table-column">
      <style:table-column-properties style:column-width="11.49cm"/>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6.983cm" fo:margin-left="0cm" table:align="left"/>
    </style:style>
    <style:style style:name="Tabelle5.A" style:family="table-column">
      <style:table-column-properties style:column-width="5.493cm"/>
    </style:style>
    <style:style style:name="Tabelle5.B" style:family="table-column">
      <style:table-column-properties style:column-width="11.49cm"/>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6.983cm" fo:margin-left="0cm" table:align="left"/>
    </style:style>
    <style:style style:name="Tabelle6.A" style:family="table-column">
      <style:table-column-properties style:column-width="8.491cm"/>
    </style:style>
    <style:style style:name="Tabelle6.A1" style:family="table-cell">
      <style:table-cell-properties fo:padding-left="0.191cm" fo:padding-right="0.191cm" fo:padding-top="0cm" fo:padding-bottom="0cm" fo:border="0.5pt solid #000000" style:writing-mode="lr-tb"/>
    </style:style>
    <style:style style:name="P1" style:family="paragraph" style:parent-style-name="Table_20_Contents">
      <style:text-properties fo:color="#000000" style:font-name="Liberation Sans" fo:font-size="10pt" style:font-size-asian="10pt" style:font-size-complex="10pt"/>
    </style:style>
    <style:style style:name="P2" style:family="paragraph" style:parent-style-name="Table_20_Contents">
      <style:text-properties fo:color="#000000" style:font-name="Liberation Sans" fo:font-size="10pt" officeooo:rsid="0017cdfb" officeooo:paragraph-rsid="0017cdfb" style:font-size-asian="10pt" style:font-size-complex="10pt"/>
    </style:style>
    <style:style style:name="P3"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4" style:family="paragraph" style:parent-style-name="Table_20_Contents">
      <style:text-properties fo:color="#000000" style:font-name="Liberation Sans" fo:font-size="10pt" officeooo:rsid="0016e14f" officeooo:paragraph-rsid="0016e14f" style:font-size-asian="10pt" style:font-size-complex="10pt"/>
    </style:style>
    <style:style style:name="P5" style:family="paragraph" style:parent-style-name="Table_20_Contents">
      <style:paragraph-properties fo:text-align="end" style:justify-single-word="false"/>
    </style:style>
    <style:style style:name="P6" style:family="paragraph" style:parent-style-name="Footer">
      <style:paragraph-properties fo:text-align="end" style:justify-single-word="false"/>
    </style:style>
    <style:style style:name="P7" style:family="paragraph" style:parent-style-name="Footnote">
      <style:text-properties style:font-name="Liberation Serif" fo:font-size="10pt" style:font-size-asian="10pt" style:font-size-complex="10pt"/>
    </style:style>
    <style:style style:name="P8" style:family="paragraph" style:parent-style-name="Standard" style:master-page-name="MP0">
      <style:paragraph-properties fo:text-align="justify"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9" style:family="paragraph" style:parent-style-name="Heading_20_1">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509c5"/>
    </style:style>
    <style:style style:name="P12" style:family="paragraph" style:parent-style-name="Text_20_body">
      <style:paragraph-properties fo:text-align="justify" style:justify-single-word="false"/>
      <style:text-properties fo:font-weight="bold" style:font-weight-asian="bold"/>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officeooo:rsid="0017cdfb"/>
    </style:style>
    <style:style style:name="T4" style:family="text">
      <style:text-properties style:font-name-complex="Mangal"/>
    </style:style>
    <style:style style:name="T5" style:family="text">
      <style:text-properties fo:font-weight="bold" style:font-weight-asian="bold"/>
    </style:style>
    <style:style style:name="T6" style:family="text">
      <style:text-properties officeooo:rsid="001509c5"/>
    </style:style>
    <style:style style:name="T7" style:family="text">
      <style:text-properties style:font-name="Liberation Serif" fo:font-style="normal" fo:font-weight="normal" style:font-style-asian="normal" style:font-weight-asian="normal"/>
    </style:style>
    <style:style style:name="T8" style:family="text">
      <style:text-properties fo:font-style="normal" fo:font-weight="normal" style:font-style-asian="normal" style:font-weight-asian="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h text:style-name="P9" text:outline-level="1">Logging</text:h>
      <text:p text:style-name="P10"/>
      <text:p text:style-name="P10">Wie bereits in Dokument „Logging Analyse“ beschrieben wurde, haben wir uns für SLF4J Fassade und Logback entschieden.</text:p>
      <text:p text:style-name="P10"/>
      <text:p text:style-name="P10">Um das Logging <text:span text:style-name="T6">in</text:span> der GUI anzuzeigen, wird ein eigener Appender für Logback geschrieben, der die Logs in <text:span text:style-name="T6">eine </text:span>TextArea schreibt. </text:p>
      <text:p text:style-name="P10"/>
      <text:p text:style-name="P12">Logverhalten</text:p>
      <text:p text:style-name="P12"/>
      <text:p text:style-name="P11">Bei jedem Systemstart wird ein neues Log File in einen Ordner mit dem aktuellen Datum erstellt. D<text:span text:style-name="T6">er</text:span> Log File Name ist mit <text:span text:style-name="T6">der </text:span>aktuelle<text:span text:style-name="T6">n</text:span> Uhrzeit und <text:span text:style-name="T6">einer</text:span> fortlaufenden Nummer – <text:span text:style-name="T6">nur bei Log-Files, die in der selben Minute erzeugt wurden -</text:span> gekennzeichnet. Wenn das Log File die Größe von 50 kB erreicht, <text:span text:style-name="T6">das </text:span>System neu gestartet wird oder <text:span text:style-name="T6">ein</text:span> System Absturz <text:span text:style-name="T6">vorliegt, </text:span>wird ein neue<text:span text:style-name="T6">s </text:span>Log Fil<text:span text:style-name="T6">e</text:span> mit <text:span text:style-name="T6">der</text:span> aktuellen Uhrzeit und <text:span text:style-name="T6">einer</text:span> fortlaufenden Nummer generiert. Zusätzlich <text:span text:style-name="T6">wird </text:span>beim System Absturz <text:span text:style-name="T6">i</text:span>m <text:span text:style-name="T6">neuen</text:span> Log File geschrieben, das<text:span text:style-name="T6">s</text:span> ein Absturz stattgefunden <text:span text:style-name="T6">ist</text:span> <text:span text:style-name="T6">es wird</text:span> im neuen Log File <text:span text:style-name="T6">am Anfang</text:span> geschrieben, da<text:span text:style-name="T6">s</text:span>s <text:span text:style-name="T6">der</text:span> Log<text:span text:style-name="T6">vorgang nach dem Absturz dort fortgeführt wird.</text:span> </text:p>
      <text:p text:style-name="P10"/>
      <text:p text:style-name="P10">Der Kunde hat sich für folgende Log <office:annotation office:name="0"><dc:creator>Dennis Brysiuk</dc:creator><dc:date>2018-06-16T10:25:00</dc:date><text:p>Inden, Michael: Der Weg zum Java-Profi, 4. Auflage, dpunkt Verlag </text:p></office:annotation>Level<office:annotation-end office:name="0"/><text:span text:style-name="Kommentarzeichen"><text:span text:style-name="T4"><text:note text:id="ftn1" text:note-class="footnote"><text:note-citation>1</text:note-citation><text:note-body><text:p text:style-name="Footnote"><text:s/><text:span text:style-name="T7">Inden, Michael: Der Weg </text:span>zum Java-Profi, 4. Auflage, dpunkt Verlag </text:p></text:note-body></text:note></text:span></text:span> entschieden:</text:p>
      <table:table table:name="Tabelle3" table:style-name="Tabelle3">
        <table:table-column table:style-name="Tabelle3.A" table:number-columns-repeated="2"/>
        <table:table-row>
          <table:table-cell table:style-name="Tabelle3.A1" office:value-type="string">
            <text:p text:style-name="P10">DEBUG</text:p>
          </table:table-cell>
          <table:table-cell table:style-name="Tabelle3.A1" office:value-type="string">
            <text:p text:style-name="P10">Ausgaben auf dieser Ebene sind nur für Entwickler interessant und sollten in Normalbetrieb ausgeschaltet sein. Sie lassen sich bei Bedarf selektiv einschalten, um bestimmte Fehlerursachen aufspüren zu können</text:p>
          </table:table-cell>
        </table:table-row>
        <table:table-row>
          <table:table-cell table:style-name="Tabelle3.A1" office:value-type="string">
            <text:p text:style-name="P10">INFO</text:p>
          </table:table-cell>
          <table:table-cell table:style-name="Tabelle3.A1" office:value-type="string">
            <text:p text:style-name="P10">Auf dieser Ebene werden Informationen ausgegeben, die den Programmfluss sichtbar und verständlich machen. Dazu gehört etwa die Protokollierung von Methodenaufrufen an externen Schnittstellen.</text:p>
          </table:table-cell>
        </table:table-row>
        <text:soft-page-break/>
        <table:table-row>
          <table:table-cell table:style-name="Tabelle3.A1" office:value-type="string">
            <text:p text:style-name="P10">WARN</text:p>
          </table:table-cell>
          <table:table-cell table:style-name="Tabelle3.A1" office:value-type="string">
            <text:p text:style-name="P10">Auf dieser Ebene werden die Betriebssituationen gemeldet, die man zwar berücksichtigt hat, die aber von der erwarteten Situation abweichen, etwa dass eine Datei nicht geöffnet werden kann. Das System zeigt als Folge möglicherweise ein etwas anderes Verhalten als gewünscht.</text:p>
          </table:table-cell>
        </table:table-row>
        <table:table-row>
          <table:table-cell table:style-name="Tabelle3.A1" office:value-type="string">
            <text:p text:style-name="P10">ERROR</text:p>
          </table:table-cell>
          <table:table-cell table:style-name="Tabelle3.A1" office:value-type="string">
            <text:p text:style-name="P10">Abgefangene Exceptions sollten auf dieser Ebene protokolliert werden, wenn der folgende Programmablauf dadurch wahrscheinlich gestört wird, etwa bei unerwarteten oder inkonsistenten Objektzuständen. Auch durch Wiederholung nicht zu beseitigende Fehler einer Netzwerk- oder Datenbankverbindung gehören dazu.</text:p>
          </table:table-cell>
        </table:table-row>
      </table:table>
      <text:p text:style-name="P10"/>
      <text:p text:style-name="P12">Einsatz von Logging mit Logback</text:p>
      <text:p text:style-name="P10"/>
      <table:table table:name="Tabelle4" table:style-name="Tabelle4">
        <table:table-column table:style-name="Tabelle4.A"/>
        <table:table-column table:style-name="Tabelle4.B"/>
        <table:table-row>
          <table:table-cell table:style-name="Tabelle4.A1" office:value-type="string">
            <text:p text:style-name="P10">Log Nachricht Struktur:</text:p>
          </table:table-cell>
          <table:table-cell table:style-name="Tabelle4.A1" office:value-type="string">
            <text:p text:style-name="P10">&lt;hh:mm:ss&gt; &lt;Level&gt; - <text:s/>&lt;Message&gt; </text:p>
          </table:table-cell>
        </table:table-row>
        <table:table-row>
          <table:table-cell table:style-name="Tabelle4.A1" office:value-type="string">
            <text:p text:style-name="P10">Vorschau:</text:p>
          </table:table-cell>
          <table:table-cell table:style-name="Tabelle4.A1" office:value-type="string">
            <text:p text:style-name="P10">12:04:26 INFO <text:s/>- Try to connect to Adapter 127.0.0.1:40001</text:p>
          </table:table-cell>
        </table:table-row>
      </table:table>
      <text:p text:style-name="P10"/>
      <table:table table:name="Tabelle5" table:style-name="Tabelle5">
        <table:table-column table:style-name="Tabelle5.A"/>
        <table:table-column table:style-name="Tabelle5.B"/>
        <table:table-row>
          <table:table-cell table:style-name="Tabelle5.A1" office:value-type="string">
            <text:p text:style-name="P10">Log File Hierarchie</text:p>
          </table:table-cell>
          <table:table-cell table:style-name="Tabelle5.A1" office:value-type="string">
            <text:p text:style-name="P10">FDZ_Log/&lt;yyyy-mm-dd&gt;/&lt;hh.ss_number_i&gt;.log</text:p>
          </table:table-cell>
        </table:table-row>
        <table:table-row>
          <table:table-cell table:style-name="Tabelle5.A1" office:value-type="string">
            <text:p text:style-name="P10">Vorschau:</text:p>
          </table:table-cell>
          <table:table-cell table:style-name="Tabelle5.A1" office:value-type="string">
            <text:p text:style-name="P10">FDZ_Log/2018-05-30/13.05_number_1.log</text:p>
          </table:table-cell>
        </table:table-row>
      </table:table>
      <text:p text:style-name="P10"/>
      <table:table table:name="Tabelle6" table:style-name="Tabelle6">
        <table:table-column table:style-name="Tabelle6.A" table:number-columns-repeated="2"/>
        <table:table-row>
          <table:table-cell table:style-name="Tabelle6.A1" office:value-type="string">
            <text:p text:style-name="P10">Formulieren einer Nachricht mit Platzhalter</text:p>
          </table:table-cell>
          <table:table-cell table:style-name="Tabelle6.A1" office:value-type="string">
            <text:p text:style-name="P10">LOGGER.Level(„String Text {} some Text {}“, someMethod(), someVariable);</text:p>
          </table:table-cell>
        </table:table-row>
      </table:table>
      <text:p text:style-name="P10"/>
      <text:p text:style-name="P10">Platzhalter werden verwendet, <text:span text:style-name="T6">um unnötige Methoden-Aufrufe</text:span> zu vermeiden, wenn <text:span text:style-name="T6">das betroffene</text:span> Log Level <text:span text:style-name="T6">nicht</text:span> vo<text:span text:style-name="T6">m</text:span> Benutzer eingestellt wurde.</text:p>
      <text:p text:style-name="P10"/>
      <text:p text:style-name="P10"><text:soft-page-break/><office:annotation office:name="1"><dc:creator>Dennis Brysiuk</dc:creator><dc:date>2018-06-16T10:29:00</dc:date><text:p>Inden, Michael: Der Weg zum Java-Profi, 4. Auflage, dpunkt Verlag</text:p></office:annotation><text:span text:style-name="Absatz-Standardschriftart"><text:span text:style-name="T5">Logging von Exceptions</text:span></text:span><text:span text:style-name="Absatz-Standardschriftart"><text:span text:style-name="T5"><text:note text:id="ftn2" text:note-class="footnote"><text:note-citation>2</text:note-citation><text:note-body><text:p text:style-name="P7"><text:s/><text:span text:style-name="T8">Inden, Michael: Der Weg </text:span>zum Java-Profi, 4. Auflage, dpunkt Verlag</text:p><text:p text:style-name="Standard"/></text:note-body></text:note></text:span></text:span><office:annotation-end office:name="1"/></text:p>
      <text:p text:style-name="P10">Manchmal ist eine Fehlersuche schwierig, etwa weil man in einigen Situationen keinen Debugger verwenden kann oder Fehler extrem selten auftreten und sich da<text:span text:style-name="T6">d</text:span>u<text:span text:style-name="T6">r</text:span>ch nicht nachstellen lassen. Zur <text:span text:style-name="T6">F</text:span>ehleranalyse ist es wünschenswert, an dieser Stelle im Programm den aktuellen Stracktrace ausgeben zu können, ohne das Programmverhalten zu verändern. Eine Ausgabe in die Log-Datei erreicht man durch folgenden Trick: Es wird eine Exception beliebigen Typs erzeugt und direkt an die Log-Ausgabe übergeben.</text:p>
      <text:p text:style-name="P10">LOGGER.ERROR(„Stacktrace: “, new IllegalStateException(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FDZ" style:family="paragraph" style:parent-style-name="Standard">
      <style:paragraph-properties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Table_20_Contents">
      <style:text-properties fo:color="#000000" style:font-name="Liberation Sans" fo:font-size="10pt" style:font-size-asian="10pt" style:font-size-complex="10pt"/>
    </style:style>
    <style:style style:name="MP2" style:family="paragraph" style:parent-style-name="Table_20_Contents">
      <style:paragraph-properties fo:text-align="end" style:justify-single-word="false"/>
    </style:style>
    <style:style style:name="MP3" style:family="paragraph" style:parent-style-name="Table_20_Contents">
      <style:text-properties fo:color="#000000" style:font-name="Liberation Sans" fo:font-size="10pt" officeooo:rsid="0017cdfb" officeooo:paragraph-rsid="0017cdfb" style:font-size-asian="10pt" style:font-size-complex="10pt"/>
    </style:style>
    <style:style style:name="MP4"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5" style:family="paragraph" style:parent-style-name="Table_20_Contents">
      <style:text-properties fo:color="#000000" style:font-name="Liberation Sans" fo:font-size="10pt" officeooo:rsid="0016e14f" officeooo:paragraph-rsid="0016e14f" style:font-size-asian="10pt" style:font-size-complex="10pt"/>
    </style:style>
    <style:style style:name="MP6"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officeooo:rsid="0017cdfb"/>
    </style:style>
    <style:style style:name="MT3"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Standard"/>
        <text:p text:style-name="Standard"/>
        <table:table table:name="Tabelle1" table:style-name="Tabelle1">
          <table:table-column table:style-name="Tabelle1.A"/>
          <table:table-column table:style-name="Tabelle1.B"/>
          <table:table-row>
            <table:table-cell table:style-name="Tabelle1.A1" office:value-type="string">
              <text:p text:style-name="MP1">Simulation FDZ</text:p>
            </table:table-cell>
            <table:table-cell table:style-name="Tabelle1.B1" office:value-type="string">
              <text:p text:style-name="MP2"><draw:frame draw:style-name="Mfr1" draw:name="Bild1" text:anchor-type="paragraph" svg:x="4.579cm" svg:y="-2.286cm" svg:width="3.817cm" style:rel-width="scale" svg:height="1.771cm" style:rel-height="scale" draw:z-index="2"><draw:image xlink:href="Pictures/100002010000032000000173C89D22F91996B129.png" xlink:type="simple" xlink:show="embed" xlink:actuate="onLoad" loext:mime-type="image/png"/></draw:frame><text:span text:style-name="Absatz-Standardschriftart"><text:span text:style-name="MT1">Praktikum Software Entwicklung</text:span></text:span></text:p>
            </table:table-cell>
          </table:table-row>
          <table:table-row>
            <table:table-cell table:style-name="Tabelle1.A2" office:value-type="string">
              <text:p text:style-name="MP3">Logging</text:p>
            </table:table-cell>
            <table:table-cell table:style-name="Tabelle1.B2" office:value-type="string">
              <text:p text:style-name="MP4">30.0<text:span text:style-name="MT2">6</text:span>.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5">Dennis Brysiuk</text:p>
            </table:table-cell>
            <table:table-cell table:style-name="Tabelle2.A1" office:value-type="string">
              <text:p text:style-name="MP2"><text:span text:style-name="Absatz-Standardschriftart"><text:span text:style-name="MT3"><text:page-number text:select-page="current">3</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dc:creator>Noah Lehmann</dc:creator>
    <meta:creation-date>2018-03-26T12:11:00Z</meta:creation-date>
    <dc:date>2018-07-02T16:33:08.709036099</dc:date>
    <meta:editing-cycles>32</meta:editing-cycles>
    <meta:editing-duration>PT11M8S</meta:editing-duration>
    <meta:document-statistic meta:table-count="6" meta:image-count="1" meta:object-count="0" meta:page-count="3" meta:paragraph-count="37" meta:word-count="452" meta:character-count="3286" meta:non-whitespace-character-count="2862"/>
    <meta:template xlink:type="simple" xlink:actuate="onRequest" xlink:title="" xlink:href="Normal"/>
  </office:meta>
</office:document-meta>
</file>